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style:font-name="Bookman Old Style" fo:font-size="16pt" officeooo:rsid="00226560" officeooo:paragraph-rsid="00226560" style:font-size-asian="16pt" style:font-size-complex="16pt"/>
    </style:style>
    <style:style style:name="P2" style:family="paragraph" style:parent-style-name="Standard">
      <style:text-properties style:font-name="Bookman Old Style" fo:font-size="12pt" officeooo:rsid="00226560" officeooo:paragraph-rsid="00226560" style:font-size-asian="10.5pt" style:font-size-complex="12pt"/>
    </style:style>
    <style:style style:name="P3" style:family="paragraph" style:parent-style-name="Standard">
      <style:text-properties style:font-name="Bookman Old Style" fo:font-size="12pt" officeooo:rsid="007bab2b" officeooo:paragraph-rsid="002ae884" style:font-size-asian="10.5pt" style:font-size-complex="12pt"/>
    </style:style>
    <style:style style:name="P4" style:family="paragraph" style:parent-style-name="Standard">
      <style:text-properties style:font-name="Bookman Old Style" fo:font-size="16pt" officeooo:rsid="001d24d9" officeooo:paragraph-rsid="002ae884" style:font-size-asian="16pt" style:font-size-complex="16pt"/>
    </style:style>
    <style:style style:name="P5" style:family="paragraph" style:parent-style-name="Standard">
      <style:text-properties style:font-name="Bookman Old Style" fo:font-size="16pt" officeooo:rsid="001d24d9" officeooo:paragraph-rsid="002a8b6a" style:font-size-asian="16pt" style:font-size-complex="16pt"/>
    </style:style>
    <style:style style:name="P6" style:family="paragraph" style:parent-style-name="Standard">
      <style:text-properties style:font-name="Bookman Old Style" fo:font-size="12pt" officeooo:rsid="001d24d9" officeooo:paragraph-rsid="002a8b6a" style:font-size-asian="12pt" style:font-size-complex="12pt"/>
    </style:style>
    <style:style style:name="P7" style:family="paragraph" style:parent-style-name="Standard">
      <style:text-properties style:font-name="Bookman Old Style" fo:font-size="12pt" officeooo:rsid="001f2b88" officeooo:paragraph-rsid="002a8b6a" style:font-size-asian="12pt" style:font-size-complex="12pt"/>
    </style:style>
    <style:style style:name="P8" style:family="paragraph" style:parent-style-name="Standard">
      <style:text-properties style:font-name="Bookman Old Style" fo:font-size="12pt" officeooo:rsid="001f678b" officeooo:paragraph-rsid="002a8b6a" style:font-size-asian="12pt" style:font-size-complex="12pt"/>
    </style:style>
    <style:style style:name="P9" style:family="paragraph" style:parent-style-name="Standard">
      <style:text-properties style:font-name="Bookman Old Style" fo:font-size="12pt" officeooo:rsid="00302fb9" officeooo:paragraph-rsid="002a8b6a" style:font-size-asian="12pt" style:font-size-complex="12pt"/>
    </style:style>
    <style:style style:name="P10" style:family="paragraph" style:parent-style-name="Standard">
      <style:text-properties style:font-name="Bookman Old Style" fo:font-size="12pt" officeooo:rsid="003032a1" officeooo:paragraph-rsid="002a8b6a" style:font-size-asian="10.5pt" style:font-size-complex="12pt"/>
    </style:style>
    <style:style style:name="P11" style:family="paragraph" style:parent-style-name="Standard">
      <style:text-properties style:font-name="Bookman Old Style" fo:font-size="12pt" officeooo:rsid="003222dc" officeooo:paragraph-rsid="002a8b6a" style:font-size-asian="10.5pt" style:font-size-complex="12pt"/>
    </style:style>
    <style:style style:name="P12" style:family="paragraph" style:parent-style-name="Standard">
      <style:text-properties style:font-name="Bookman Old Style" fo:font-size="12pt" officeooo:rsid="0032e913" officeooo:paragraph-rsid="002a8b6a" style:font-size-asian="10.5pt" style:font-size-complex="12pt"/>
    </style:style>
    <style:style style:name="P13" style:family="paragraph" style:parent-style-name="Standard">
      <style:text-properties style:font-name="Bookman Old Style" fo:font-size="12pt" fo:language="en" fo:country="US" officeooo:rsid="00a14d68" officeooo:paragraph-rsid="002a8b6a" style:font-size-asian="10.5pt" style:font-size-complex="12pt"/>
    </style:style>
    <style:style style:name="P14" style:family="paragraph" style:parent-style-name="Standard">
      <style:text-properties style:font-name="Bookman Old Style" officeooo:rsid="001b659f" officeooo:paragraph-rsid="002a8b6a"/>
    </style:style>
    <style:style style:name="P15" style:family="paragraph" style:parent-style-name="Standard">
      <style:text-properties style:font-name="Bookman Old Style" officeooo:rsid="001d24d9" officeooo:paragraph-rsid="002a8b6a"/>
    </style:style>
    <style:style style:name="P16" style:family="paragraph" style:parent-style-name="Standard">
      <style:text-properties style:font-name="Bookman Old Style" officeooo:rsid="002f458c" officeooo:paragraph-rsid="002a8b6a"/>
    </style:style>
    <style:style style:name="P17" style:family="paragraph" style:parent-style-name="Standard">
      <style:text-properties style:font-name="Bookman Old Style" fo:font-size="16pt" officeooo:rsid="00302fb9" officeooo:paragraph-rsid="002a8b6a" style:font-size-asian="16pt" style:font-size-complex="16pt"/>
    </style:style>
    <style:style style:name="P18" style:family="paragraph" style:parent-style-name="Standard">
      <style:text-properties style:font-name="Bookman Old Style" fo:font-size="16pt" officeooo:rsid="003222dc" officeooo:paragraph-rsid="002a8b6a" style:font-size-asian="16pt" style:font-size-complex="16pt"/>
    </style:style>
    <style:style style:name="P19" style:family="paragraph" style:parent-style-name="Standard">
      <style:text-properties style:font-name="Bookman Old Style" fo:font-size="12pt" officeooo:rsid="003222dc" officeooo:paragraph-rsid="002a8b6a" style:font-size-asian="12pt" style:font-size-complex="12pt"/>
    </style:style>
    <style:style style:name="P20" style:family="paragraph" style:parent-style-name="Standard">
      <style:text-properties style:font-name="Bookman Old Style" fo:font-size="12pt" officeooo:rsid="0032e913" officeooo:paragraph-rsid="002a8b6a" style:font-size-asian="12pt" style:font-size-complex="12pt"/>
    </style:style>
    <style:style style:name="P21" style:family="paragraph" style:parent-style-name="Standard">
      <style:text-properties style:font-name="Bookman Old Style" fo:font-size="12pt" officeooo:rsid="0035b991" officeooo:paragraph-rsid="002a8b6a" style:font-size-asian="12pt" style:font-size-complex="12pt"/>
    </style:style>
    <style:style style:name="P22" style:family="paragraph" style:parent-style-name="Standard">
      <style:text-properties style:font-name="Bookman Old Style" fo:font-size="16pt" officeooo:rsid="001d24d9" officeooo:paragraph-rsid="00294360" style:font-size-asian="16pt" style:font-size-complex="16pt"/>
    </style:style>
    <style:style style:name="P23" style:family="paragraph" style:parent-style-name="Standard">
      <style:text-properties style:font-name="Bookman Old Style" fo:font-size="12pt" officeooo:rsid="003826f2" officeooo:paragraph-rsid="00294360" style:font-size-asian="10.5pt" style:font-size-complex="12pt"/>
    </style:style>
    <style:style style:name="P24" style:family="paragraph" style:parent-style-name="Standard">
      <style:text-properties style:font-name="Bookman Old Style" fo:font-size="12pt" officeooo:rsid="0091d756" officeooo:paragraph-rsid="00294360" style:font-size-asian="10.5pt" style:font-size-complex="12pt"/>
    </style:style>
    <style:style style:name="P25" style:family="paragraph" style:parent-style-name="Standard">
      <style:text-properties style:font-name="Bookman Old Style" fo:font-size="16pt" officeooo:rsid="00412161" officeooo:paragraph-rsid="00294360" style:font-size-asian="16pt" style:font-size-complex="16pt"/>
    </style:style>
    <style:style style:name="P26" style:family="paragraph" style:parent-style-name="Standard">
      <style:text-properties style:font-name="Bookman Old Style" fo:font-size="12pt" officeooo:rsid="00409c1d" officeooo:paragraph-rsid="00294360" style:font-size-asian="10.5pt" style:font-size-complex="12pt"/>
    </style:style>
    <style:style style:name="P27" style:family="paragraph" style:parent-style-name="Standard">
      <style:text-properties style:font-name="Bookman Old Style" fo:font-size="12pt" officeooo:rsid="0041a6b2" officeooo:paragraph-rsid="00294360" style:font-size-asian="10.5pt" style:font-size-complex="12pt"/>
    </style:style>
    <style:style style:name="P28" style:family="paragraph" style:parent-style-name="Standard">
      <style:text-properties style:font-name="Bookman Old Style" fo:font-size="12pt" officeooo:rsid="00550b34" officeooo:paragraph-rsid="00294360" style:font-size-asian="10.5pt" style:font-size-complex="12pt"/>
    </style:style>
    <style:style style:name="P29" style:family="paragraph" style:parent-style-name="Standard">
      <style:text-properties style:font-name="Bookman Old Style" fo:font-size="12pt" officeooo:rsid="0057037b" officeooo:paragraph-rsid="00294360" style:font-size-asian="10.5pt" style:font-size-complex="12pt"/>
    </style:style>
    <style:style style:name="P30" style:family="paragraph" style:parent-style-name="Standard">
      <style:paragraph-properties fo:margin-top="0cm" fo:margin-bottom="0.353cm" style:contextual-spacing="false" fo:line-height="115%"/>
      <style:text-properties style:font-name="Bookman Old Style" fo:font-size="24pt" fo:language="en" fo:country="CA" officeooo:rsid="0026696b" officeooo:paragraph-rsid="0026696b" style:font-size-asian="24pt" style:font-size-complex="24pt"/>
    </style:style>
    <style:style style:name="P31" style:family="paragraph" style:parent-style-name="Standard">
      <style:paragraph-properties fo:margin-top="0cm" fo:margin-bottom="0.353cm" style:contextual-spacing="false" fo:line-height="115%"/>
      <style:text-properties style:font-name="Bookman Old Style" fo:font-size="24pt" fo:language="en" fo:country="CA" officeooo:rsid="002a8b6a" officeooo:paragraph-rsid="002a8b6a" style:font-size-asian="24pt" style:font-size-complex="24pt"/>
    </style:style>
    <style:style style:name="P32" style:family="paragraph" style:parent-style-name="Standard">
      <style:paragraph-properties fo:margin-top="0cm" fo:margin-bottom="0.353cm" style:contextual-spacing="false" fo:line-height="115%"/>
      <style:text-properties style:font-name="Bookman Old Style" fo:font-size="24pt" fo:language="en" fo:country="CA" officeooo:rsid="002c75fb" officeooo:paragraph-rsid="002c75fb" style:font-size-asian="24pt" style:font-size-complex="24pt"/>
    </style:style>
    <style:style style:name="P33" style:family="paragraph" style:parent-style-name="Standard">
      <style:paragraph-properties fo:margin-top="0cm" fo:margin-bottom="0.353cm" style:contextual-spacing="false" fo:line-height="115%"/>
      <style:text-properties style:font-name="Bookman Old Style" fo:font-size="16pt" fo:language="en" fo:country="CA" officeooo:rsid="0026696b" officeooo:paragraph-rsid="0026696b" style:font-size-asian="14pt" style:font-size-complex="16pt"/>
    </style:style>
    <style:style style:name="P34" style:family="paragraph" style:parent-style-name="Standard">
      <style:paragraph-properties fo:margin-top="0cm" fo:margin-bottom="0.353cm" style:contextual-spacing="false" fo:line-height="115%"/>
      <style:text-properties style:font-name="Bookman Old Style" fo:font-size="24pt" fo:language="en" fo:country="CA" officeooo:rsid="00187154" officeooo:paragraph-rsid="00187154" style:font-size-asian="24pt" style:font-size-complex="24pt"/>
    </style:style>
    <style:style style:name="P35"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1a82ec" style:font-size-asian="14pt" style:font-size-complex="16pt"/>
    </style:style>
    <style:style style:name="P36" style:family="paragraph" style:parent-style-name="Standard">
      <style:paragraph-properties fo:margin-top="0cm" fo:margin-bottom="0.353cm" style:contextual-spacing="false" fo:line-height="115%"/>
      <style:text-properties style:font-name="Bookman Old Style" fo:font-size="11pt" fo:language="en" fo:country="CA" officeooo:rsid="00187154" officeooo:paragraph-rsid="00187154" style:font-size-asian="11pt"/>
    </style:style>
    <style:style style:name="P37" style:family="paragraph" style:parent-style-name="Standard">
      <style:paragraph-properties fo:margin-top="0cm" fo:margin-bottom="0.353cm" style:contextual-spacing="false" fo:line-height="115%"/>
      <style:text-properties style:font-name="Bookman Old Style" fo:font-size="11pt" fo:language="en" fo:country="CA" officeooo:rsid="001974f5" officeooo:paragraph-rsid="001974f5" style:font-size-asian="11pt"/>
    </style:style>
    <style:style style:name="P38"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1a82ec" style:font-size-asian="16pt" style:font-size-complex="16pt"/>
    </style:style>
    <style:style style:name="P39" style:family="paragraph" style:parent-style-name="Standard">
      <style:paragraph-properties fo:margin-top="0cm" fo:margin-bottom="0.353cm" style:contextual-spacing="false" fo:line-height="115%"/>
      <style:text-properties style:font-name="Bookman Old Style" fo:font-size="11pt" fo:language="en" fo:country="CA" officeooo:rsid="001a82ec" officeooo:paragraph-rsid="001a82ec" style:font-size-asian="11pt" style:font-size-complex="11pt"/>
    </style:style>
    <style:style style:name="P40" style:family="paragraph" style:parent-style-name="Standard">
      <style:paragraph-properties fo:margin-top="0cm" fo:margin-bottom="0.353cm" style:contextual-spacing="false" fo:line-height="115%"/>
      <style:text-properties style:font-name="Bookman Old Style" fo:font-size="12pt" fo:language="en" fo:country="CA" officeooo:rsid="001a82ec" officeooo:paragraph-rsid="001a82ec" style:font-size-asian="10.5pt" style:font-size-complex="12pt"/>
    </style:style>
    <style:style style:name="P41" style:family="paragraph" style:parent-style-name="Standard">
      <style:paragraph-properties fo:margin-top="0cm" fo:margin-bottom="0.353cm" style:contextual-spacing="false" fo:line-height="115%"/>
      <style:text-properties style:font-name="Bookman Old Style" fo:font-size="11pt" fo:language="en" fo:country="CA" officeooo:rsid="001283fb" officeooo:paragraph-rsid="001283fb" style:font-size-asian="11pt"/>
    </style:style>
    <style:style style:name="P42" style:family="paragraph" style:parent-style-name="Standard">
      <style:paragraph-properties fo:margin-top="0cm" fo:margin-bottom="0.353cm" style:contextual-spacing="false" fo:line-height="115%"/>
      <style:text-properties style:font-name="Bookman Old Style" fo:font-size="16pt" fo:language="en" fo:country="CA" officeooo:rsid="00145ac5" officeooo:paragraph-rsid="00145ac5" style:font-size-asian="16pt" style:font-size-complex="16pt"/>
    </style:style>
    <style:style style:name="P43" style:family="paragraph" style:parent-style-name="Standard">
      <style:paragraph-properties fo:margin-top="0cm" fo:margin-bottom="0.353cm" style:contextual-spacing="false" fo:line-height="115%"/>
      <style:text-properties style:font-name="Bookman Old Style" fo:font-size="11pt" fo:language="en" fo:country="CA" officeooo:rsid="00145ac5" officeooo:paragraph-rsid="00145ac5" style:font-size-asian="11pt"/>
    </style:style>
    <style:style style:name="P44" style:family="paragraph" style:parent-style-name="Standard">
      <style:paragraph-properties fo:margin-top="0cm" fo:margin-bottom="0.353cm" style:contextual-spacing="false" fo:line-height="115%"/>
      <style:text-properties style:font-name="Bookman Old Style" fo:font-size="11pt" fo:language="en" fo:country="CA" officeooo:rsid="0025bd7e" officeooo:paragraph-rsid="0025bd7e" style:font-size-asian="11pt"/>
    </style:style>
    <style:style style:name="P45" style:family="paragraph" style:parent-style-name="Standard">
      <style:paragraph-properties fo:margin-top="0cm" fo:margin-bottom="0.353cm" style:contextual-spacing="false" fo:line-height="115%"/>
      <style:text-properties style:font-name="Bookman Old Style" fo:font-size="16pt" fo:language="en" fo:country="CA" officeooo:rsid="00147f8c" officeooo:paragraph-rsid="00147f8c" style:font-size-asian="16pt" style:font-size-complex="16pt"/>
    </style:style>
    <style:style style:name="P46" style:family="paragraph" style:parent-style-name="Standard">
      <style:paragraph-properties fo:margin-top="0cm" fo:margin-bottom="0.353cm" style:contextual-spacing="false" fo:line-height="115%"/>
      <style:text-properties style:font-name="Bookman Old Style" fo:font-size="12pt" fo:language="en" fo:country="CA" officeooo:rsid="00155aa7" officeooo:paragraph-rsid="00155aa7" style:font-size-asian="10.5pt" style:font-size-complex="12pt"/>
    </style:style>
    <style:style style:name="P47" style:family="paragraph" style:parent-style-name="Standard">
      <style:paragraph-properties fo:margin-top="0cm" fo:margin-bottom="0.353cm" style:contextual-spacing="false" fo:line-height="115%"/>
      <style:text-properties style:font-name="Bookman Old Style" fo:font-size="11pt" fo:language="en" fo:country="CA" officeooo:rsid="00155aa7" officeooo:paragraph-rsid="00155aa7" style:font-size-asian="11pt" style:font-size-complex="11pt"/>
    </style:style>
    <style:style style:name="P48" style:family="paragraph" style:parent-style-name="Standard">
      <style:paragraph-properties fo:margin-top="0cm" fo:margin-bottom="0.353cm" style:contextual-spacing="false" fo:line-height="115%"/>
      <style:text-properties style:font-name="Bookman Old Style" fo:font-size="11pt" fo:language="en" fo:country="CA" officeooo:rsid="00155aa7" officeooo:paragraph-rsid="00155aa7" style:font-size-asian="11pt"/>
    </style:style>
    <style:style style:name="P49" style:family="paragraph" style:parent-style-name="Standard">
      <style:paragraph-properties fo:margin-top="0cm" fo:margin-bottom="0.353cm" style:contextual-spacing="false" fo:line-height="115%"/>
      <style:text-properties style:font-name="Bookman Old Style" fo:font-size="16pt" fo:language="en" fo:country="CA" officeooo:rsid="00168727" officeooo:paragraph-rsid="00168727" style:font-size-asian="16pt" style:font-size-complex="16pt"/>
    </style:style>
    <style:style style:name="P50"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168727" style:font-size-asian="9.60000038146973pt" style:font-size-complex="11pt"/>
    </style:style>
    <style:style style:name="P51"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168727" style:font-size-asian="9.60000038146973pt"/>
    </style:style>
    <style:style style:name="P52" style:family="paragraph" style:parent-style-name="Standard">
      <style:paragraph-properties fo:margin-top="0cm" fo:margin-bottom="0.353cm" style:contextual-spacing="false" fo:line-height="115%"/>
      <style:text-properties style:font-name="Bookman Old Style" fo:font-size="16pt" fo:language="en" fo:country="CA" officeooo:rsid="001d1eb4" officeooo:paragraph-rsid="001d1eb4" style:font-size-asian="16pt" style:font-size-complex="16pt"/>
    </style:style>
    <style:style style:name="P53" style:family="paragraph" style:parent-style-name="Standard">
      <style:paragraph-properties fo:margin-top="0cm" fo:margin-bottom="0.353cm" style:contextual-spacing="false" fo:line-height="115%"/>
      <style:text-properties style:font-name="Bookman Old Style" fo:font-size="12pt" fo:language="en" fo:country="CA" officeooo:rsid="001d1eb4" officeooo:paragraph-rsid="001d1eb4" style:font-size-asian="12pt" style:font-size-complex="12pt"/>
    </style:style>
    <style:style style:name="P54" style:family="paragraph" style:parent-style-name="Standard">
      <style:paragraph-properties fo:margin-top="0cm" fo:margin-bottom="0.353cm" style:contextual-spacing="false" fo:line-height="115%"/>
      <style:text-properties style:font-name="Bookman Old Style" fo:font-size="16pt" fo:language="en" fo:country="CA" officeooo:rsid="001ea3b7" officeooo:paragraph-rsid="001ea3b7" style:font-size-asian="16pt" style:font-size-complex="16pt"/>
    </style:style>
    <style:style style:name="P55" style:family="paragraph" style:parent-style-name="Standard">
      <style:paragraph-properties fo:margin-top="0cm" fo:margin-bottom="0.353cm" style:contextual-spacing="false" fo:line-height="115%"/>
      <style:text-properties style:font-name="Bookman Old Style" fo:font-size="11pt" fo:language="en" fo:country="CA" officeooo:rsid="001ea3b7" officeooo:paragraph-rsid="001ea3b7" style:font-size-asian="11pt" style:font-size-complex="11pt"/>
    </style:style>
    <style:style style:name="P56" style:family="paragraph" style:parent-style-name="Standard">
      <style:paragraph-properties fo:margin-top="0cm" fo:margin-bottom="0.353cm" style:contextual-spacing="false" fo:line-height="115%"/>
      <style:text-properties style:font-name="Bookman Old Style" fo:font-size="16pt" fo:language="en" fo:country="CA" officeooo:rsid="001f8ecd" officeooo:paragraph-rsid="001f8ecd" style:font-size-asian="16pt" style:font-size-complex="16pt"/>
    </style:style>
    <style:style style:name="P57" style:family="paragraph" style:parent-style-name="Standard">
      <style:paragraph-properties fo:margin-top="0cm" fo:margin-bottom="0.353cm" style:contextual-spacing="false" fo:line-height="115%"/>
      <style:text-properties style:font-name="Bookman Old Style" fo:font-size="11pt" fo:language="en" fo:country="CA" officeooo:rsid="001d1eb4" officeooo:paragraph-rsid="001d1eb4" style:font-size-asian="11pt"/>
    </style:style>
    <style:style style:name="T1" style:family="text">
      <style:text-properties officeooo:rsid="003032a1"/>
    </style:style>
    <style:style style:name="T2" style:family="text">
      <style:text-properties officeooo:rsid="002efb18"/>
    </style:style>
    <style:style style:name="T3" style:family="text">
      <style:text-properties officeooo:rsid="002f458c"/>
    </style:style>
    <style:style style:name="T4" style:family="text">
      <style:text-properties officeooo:rsid="0035b991"/>
    </style:style>
    <style:style style:name="T5" style:family="text">
      <style:text-properties officeooo:rsid="0032e913"/>
    </style:style>
    <style:style style:name="T6" style:family="text">
      <style:text-properties officeooo:rsid="00226560"/>
    </style:style>
    <style:style style:name="T7" style:family="text">
      <style:text-properties officeooo:rsid="00412161"/>
    </style:style>
    <style:style style:name="T8" style:family="text">
      <style:text-properties officeooo:rsid="001974f5"/>
    </style:style>
    <style:style style:name="T9" style:family="text">
      <style:text-properties officeooo:rsid="0019d9f2"/>
    </style:style>
    <style:style style:name="T10" style:family="text">
      <style:text-properties officeooo:rsid="0019d20b"/>
    </style:style>
    <style:style style:name="T11" style:family="text">
      <style:text-properties officeooo:rsid="00240680"/>
    </style:style>
    <style:style style:name="T12" style:family="text">
      <style:text-properties officeooo:rsid="001a82ec"/>
    </style:style>
    <style:style style:name="T13" style:family="text">
      <style:text-properties officeooo:rsid="001c1f21"/>
    </style:style>
    <style:style style:name="T14" style:family="text">
      <style:text-properties fo:font-size="24pt" style:font-size-asian="24pt" style:font-size-complex="24pt"/>
    </style:style>
    <style:style style:name="T15" style:family="text">
      <style:text-properties officeooo:rsid="00147f8c"/>
    </style:style>
    <style:style style:name="T16" style:family="text">
      <style:text-properties officeooo:rsid="001ffebd"/>
    </style:style>
    <style:style style:name="T17" style:family="text">
      <style:text-properties style:text-position="super 58%" officeooo:rsid="00147f8c"/>
    </style:style>
    <style:style style:name="T18" style:family="text">
      <style:text-properties officeooo:rsid="00155aa7"/>
    </style:style>
    <style:style style:name="T19" style:family="text">
      <style:text-properties officeooo:rsid="00168727"/>
    </style:style>
    <style:style style:name="T20" style:family="text">
      <style:text-properties officeooo:rsid="0025bd7e"/>
    </style:style>
    <style:style style:name="T21" style:family="text">
      <style:text-properties style:text-position="super 58%"/>
    </style:style>
    <style:style style:name="T22" style:family="text">
      <style:text-properties style:text-position="super 58%" officeooo:rsid="00168727"/>
    </style:style>
    <style:style style:name="T23" style:family="text">
      <style:text-properties style:font-size-complex="11pt"/>
    </style:style>
    <style:style style:name="T24" style:family="text">
      <style:text-properties style:text-position="super 58%" style:font-size-complex="11pt"/>
    </style:style>
    <style:style style:name="T25" style:family="text">
      <style:text-properties officeooo:rsid="001d2746"/>
    </style:style>
    <style:style style:name="T26" style:family="text">
      <style:text-properties officeooo:rsid="001ea3b7"/>
    </style:style>
    <style:style style:name="T27" style:family="text">
      <style:text-properties officeooo:rsid="001f8ecd"/>
    </style:style>
    <style:style style:name="T28" style:family="text">
      <style:text-properties style:text-position="super 58%" officeooo:rsid="001ea3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ny Ideas</text:p>
      <text:p text:style-name="P2">Dwarven speaking knuckles: the second 2 knuckles on your middle fingers. Used to tap out parts of dwarvish</text:p>
      <text:p text:style-name="P2"/>
      <text:p text:style-name="P3">bring the horse back</text:p>
      <text:p text:style-name="P3"/>
      <text:p text:style-name="P4">Cerik (Language)</text:p>
      <text:p text:style-name="P5"/>
      <text:p text:style-name="P6">Kub -&gt; common large container</text:p>
      <text:p text:style-name="P6">Sheam -&gt; mother/motherly</text:p>
      <text:p text:style-name="P6">Pan -&gt; Bread</text:p>
      <text:p text:style-name="P6">Panshakob -&gt; the flatbread cradle</text:p>
      <text:p text:style-name="P6">Cet -&gt; a seat</text:p>
      <text:p text:style-name="P6">Briak -&gt; family name</text:p>
      <text:p text:style-name="P6">-O -&gt; The royal Suffix</text:p>
      <text:p text:style-name="P7">Vo -&gt; the <text:span text:style-name="T1">deminuative </text:span>prefix</text:p>
      <text:p text:style-name="P8">Triam<text:span text:style-name="T1">o</text:span> -&gt; the emporer named for their 3 forms of power. Wings for religion, sword for mi<text:span text:style-name="T2">litary</text:span> and mantle for <text:span text:style-name="T2">government/land</text:span></text:p>
      <text:p text:style-name="P9">cerk or cleric -&gt; from Danumoc for priest or cleric</text:p>
      <text:p text:style-name="P10">Vocerk -&gt; a common Cleric</text:p>
      <text:p text:style-name="P11">tor: tower, ardulian loanword</text:p>
      <text:p text:style-name="P12">tortand: specifically a wizards tower, or place of residence</text:p>
      <text:p text:style-name="P13">viche: recorded as</text:p>
      <text:p text:style-name="P12"/>
      <text:p text:style-name="P5"/>
      <text:p text:style-name="P5"><text:span text:style-name="T3">Danumoc or </text:span>Old Ronconta</text:p>
      <text:p text:style-name="P14"/>
      <text:p text:style-name="P15">Fan Sheek -&gt; wild grass waves</text:p>
      <text:p text:style-name="P15"/>
      <text:p text:style-name="P15">Fan -&gt; a wild or untaimed grassland</text:p>
      <text:p text:style-name="P15">Sheek -&gt; A wave</text:p>
      <text:p text:style-name="P16">Keerk -&gt; cleric</text:p>
      <text:p text:style-name="P16"/>
      <text:p text:style-name="P17">Celestial</text:p>
      <text:p text:style-name="P9">Olor: God of Cerik, <text:span text:style-name="T4">leader of the Olorus</text:span> Pantheon </text:p>
      <text:p text:style-name="P9"/>
      <text:p text:style-name="P18">Ardulian</text:p>
      <text:p text:style-name="P19">Tour<text:span text:style-name="T5">tand</text:span>: a tower <text:span text:style-name="T5">(usually wizard)</text:span></text:p>
      <text:p text:style-name="P20">Cetandri: a castle</text:p>
      <text:p text:style-name="P21">Lucha: the body</text:p>
      <text:p text:style-name="P22"/>
      <text:p text:style-name="P22"><text:span text:style-name="T6">Funny </text:span>NPCs</text:p>
      <text:p text:style-name="P23"><text:soft-page-break/>A unicorn that is working gravel duty with another horse and a squad of 8 soldiers. Its perfectly ok working this job.</text:p>
      <text:p text:style-name="P23"/>
      <text:p text:style-name="P23">A dragonborn inchanter that need help casting a spell he learned in Cerik that has too many O sounds in its verbal component. He cant cast it because he doesnt have lips and thus, cant make the sound.</text:p>
      <text:p text:style-name="P23"/>
      <text:p text:style-name="P23">A flesh abomination that ran away from a necromancer/mad wizard. Wizard tried to animate them but, its kinda tricky to guess the personality you put in your flesh monsters. This one turned out chill. Is actually a fairly good healer. They eat grass and leaves.</text:p>
      <text:p text:style-name="P23"/>
      <text:p text:style-name="P23">A regular shopkeeper that ordered too many brooms.</text:p>
      <text:p text:style-name="P23"/>
      <text:p text:style-name="P24">Identity frog(fraud)</text:p>
      <text:p text:style-name="P23"/>
      <text:p text:style-name="P25">Good Ideas</text:p>
      <text:p text:style-name="P26"/>
      <text:p text:style-name="P26">A dragonborn Mug: <text:span text:style-name="T7">kinda like a small watering can.</text:span></text:p>
      <text:p text:style-name="P26"/>
      <text:p text:style-name="P27">Magical chaff : 2nd level spell create 2 little balls of floating magic within 10 ft of the caster, When the caster or a creature within 10 feet of the caster is targeted by a spell, the caster can chose to use their reaction to make the spell target the chaff instead. Roll 1d6, on a 4 or higher the spell targets the chaff instead</text:p>
      <text:p text:style-name="P27"/>
      <text:p text:style-name="P28">A sliding block fight. A wizard with an earth spell commands blocks to move and smash people</text:p>
      <text:p text:style-name="P28"/>
      <text:p text:style-name="P29">A bard fight with a full drum kit</text:p>
      <text:p text:style-name="P26"/>
      <text:p text:style-name="P30"/>
      <text:p text:style-name="P30">People</text:p>
      <text:p text:style-name="P31">Noble Houses</text:p>
      <text:p text:style-name="P31">Barret Smith</text:p>
      <text:p text:style-name="P31">Veaubaysano Hoenhiem</text:p>
      <text:p text:style-name="P31"><text:soft-page-break/>Vobarret Cowley</text:p>
      <text:p text:style-name="P32">Veaubaysano Necamo</text:p>
      <text:p text:style-name="P33"/>
      <text:p text:style-name="P34">Magic</text:p>
      <text:p text:style-name="P35">Magic Formally</text:p>
      <text:p text:style-name="P36">The Act can be defined as the mixing of ambient Ether and a wizards internal Mana in their Chalice, under pressure, and using a spell catalyst to release their built up magic in the form of a<text:span text:style-name="T8">n</text:span> expelled <text:span text:style-name="T8">Arcane </text:span>phenomena. – <text:span text:style-name="T8">A textbooks definition of spell casting.</text:span></text:p>
      <text:p text:style-name="P37">Eventually, any mage worth their sugar, stops giving others a definition of <text:span text:style-name="T9">magic</text:span> all together. Magic, as it turns, out does not like to live in words. It seems to find great joy in the exceptions, ignorance and clauses to the rules it insists on. To a studying wizard their sequences, taught and understood in the cathedrals of learning seem: iron, <text:span text:style-name="T10">r</text:span>esolute and axiomatic. <text:span text:style-name="T10">That is until, of course they decide to delve deeper and discover, likely the year after, (hold for laughter) the shaky approximations, empty presuppositions and many exceptions to their rigidly held understanding of their mastery. That is to discover after many years of study that Sequence, the great pursuit of a discrete and explainable magic is a spectre, a puppet strung in front of mortals to satisfy their curiosity from what the Act is truly capable of doing. Our cumulative understanding of the Act is provably tiny, you all have been asked before, in labs, to ignore rounding errors larger then </text:span><text:span text:style-name="T11">the</text:span><text:span text:style-name="T10"> percentage </text:span><text:span text:style-name="T11">of out total understanding</text:span><text:span text:style-name="T10">. In a sense this is a weight off your shoulders. I certainly don’t know what magic is and in the 6 months of this course, you will eventually realize, that you don’t know what magic is </text:span><text:span text:style-name="T12">either</text:span><text:span text:style-name="T10">. </text:span><text:span text:style-name="T9">Though through lesson, I will show you the breath left on the window of magic that is our understanding of sequence, introduce you humbly to the scope of our ignorance and likely drink with you through the horrors of your realizations. To contradict my earlier point, I would have to describe magic as having the sole goal of wishing to frustrate the academics who would wish to pin it in place and put it up on the wall as a neat equation or a collection of moths. It is, in 3 words, A wily sonofabitch.</text:span></text:p>
      <text:p text:style-name="P37">- <text:span text:style-name="T9">The rehearsed introduction speech to the class of Theoretical Plaited Sequences delivered by Tauromo Urag Tenneric, Resident mage of Saint Gos Horag</text:span></text:p>
      <text:p text:style-name="P38">Magic and the Act</text:p>
      <text:p text:style-name="P39"><text:soft-page-break/><text:span text:style-name="T13">The Act</text:span> has been recorded being formalized in at least 4 separate <text:span text:style-name="T13">civilizations</text:span>. <text:span text:style-name="T13">The Act</text:span> is like <text:span text:style-name="T13">s</text:span>and or grass or air. No<text:span text:style-name="T13"> one </text:span>discovers these things. <text:span text:style-name="T13">T</text:span>hey are natural, are not dependent on nor are predicated on people finding them. They simply are, because they have been. <text:span text:style-name="T13">The Act</text:span> is, because it has been. <text:span text:style-name="T13">As things with minds came to know the winds, the heat, the rain and the earth as natural, so too did they come to know the Act or magic as natural as well. The entomology for magic comes from the Celestial Language and the codices that remain of it and its attempt to... summarize what it describes. </text:span></text:p>
      <text:p text:style-name="P38">The Play, The Act, and The Arcane. Magic Informally</text:p>
      <text:p text:style-name="P40"/>
      <text:p text:style-name="P41">Crests<text:line-break/><text:line-break/><text:span text:style-name="T14">Spells</text:span></text:p>
      <text:p text:style-name="P42">Arcane Chaff</text:p>
      <text:p text:style-name="P43">V,S – Abjuration – <text:span text:style-name="T15">All</text:span> – 1 action – <text:span text:style-name="T16">10 minutes</text:span> – Concentration -<text:span text:style-name="T15">1</text:span><text:span text:style-name="T17">st</text:span><text:span text:style-name="T15"> level – </text:span><text:span text:style-name="T18">self </text:span></text:p>
      <text:p text:style-name="P43"><text:span text:style-name="T19">Key Terms</text:span>: Sequence</text:p>
      <text:p text:style-name="P43">The caster creates 2 motes of Visible Sequentic Magic th<text:span text:style-name="T15">at</text:span> hover within 10 ft of the<text:span text:style-name="T15">m</text:span>. <text:span text:style-name="T15">When the caster is </text:span>targeted by a spell <text:span text:style-name="T15">or spell-like effect instead, the spell targets the mote of magic as if it was the original target of the spell. Once targeted the mote is consumed, when the last mote is consumed the spell ends. When cast at higher levels, the spell creates 1 additional mote of magic per level above 1</text:span><text:span text:style-name="T17">st</text:span><text:span text:style-name="T15"> level. A spell that targets the caster multiple distinct times, consumes a number of motes equal to the number of times the caster was targeted.</text:span></text:p>
      <text:p text:style-name="P43"/>
      <text:p text:style-name="P43">//<text:span text:style-name="T20">feedback</text:span></text:p>
      <text:p text:style-name="P44">add a chance to it. Like roll 1d6 for every mote, on a 5 or 6 that mote is consumed.</text:p>
      <text:p text:style-name="P45">Crystal Chaff</text:p>
      <text:p text:style-name="P46">V,S – Abjuration – Cerrik – 1 action – <text:span text:style-name="T16">1 minute</text:span> – Concentration - 3<text:span text:style-name="T21">rd</text:span> level - self</text:p>
      <text:p text:style-name="P46"><text:span text:style-name="T19">Key Terms</text:span>: Sequence, Crystal</text:p>
      <text:p text:style-name="P47">The caster creates 2 motes of Visible Crystalline Magic that hover within 10ft of them. As a reaction when the caster or a creature or object within 10ft of the caster is <text:soft-page-break/>targeted by a spell or spell like effect, the caster can consume 1 mote of magic and have the spell target the mote instead. When cast at higher levels, the spell creates 1 additional mote of magic per <text:span text:style-name="T16">2 </text:span>level<text:span text:style-name="T16">s</text:span> above 3<text:span text:style-name="T21">rd</text:span>. <text:span text:style-name="T15">A spell that targets the caster multiple distinct times, consumes a number of motes equal to the number of times the caster was targeted.</text:span></text:p>
      <text:p text:style-name="P42">The Spell of 88 Sheep</text:p>
      <text:p text:style-name="P48">V, S – Conjuration – TBD – 1 Bonus action - 10 minutes – Concentration - 6<text:span text:style-name="T21">th</text:span> level</text:p>
      <text:p text:style-name="P48">Traits: Song</text:p>
      <text:p text:style-name="P42"><text:span text:style-name="T18">Arcane</text:span> Arrow</text:p>
      <text:p text:style-name="P48">V,S – Evocation – All – 1 Action – Cantrip – 120 ft</text:p>
      <text:p text:style-name="P48"><text:span text:style-name="T19">Key Terms</text:span>: Sequence</text:p>
      <text:p text:style-name="P48">You create 1 dart of magical force, the dart strikes a creature of your choice that you can see within range. The Dart deals 1d4+1 Force damage to its target. <text:span text:style-name="T19">At 5</text:span><text:span text:style-name="T22">th</text:span><text:span text:style-name="T19"> level the dart deals an extra 1 damage, at 11</text:span><text:span text:style-name="T22">th</text:span><text:span text:style-name="T19"> level the dart deals an extra 2 damage, at 17</text:span><text:span text:style-name="T22">th</text:span><text:span text:style-name="T19"> level the dart deals an extra 3 damage.</text:span></text:p>
      <text:p text:style-name="P49">Shield Breaker</text:p>
      <text:p text:style-name="P50">V,S – Abjuration – Racontan – 1 Action – 1 minute - 2<text:span text:style-name="T21">nd</text:span> Level – 60 ft</text:p>
      <text:p text:style-name="P51"><text:span text:style-name="T23">Chose 1 target you can see within range, That creature must make a Charisma saving throw. On a failure, any spell with either the key term Shield or has the term Shield in its name is instantly dispelled. Additionally a target cannot benefit from any spell with either the key term Shield or has the term Shield in its name. A target can make a Charisma saving throw at the end of its turn to end this effect. At higher level you can chose 1 other additional target per spell level above 2</text:span><text:span text:style-name="T24">nd</text:span><text:span text:style-name="T23">.</text:span></text:p>
      <text:p text:style-name="P52">Arcane Crest</text:p>
      <text:p text:style-name="P53">V,S – Abjuration – Racontan – 1 reaction (<text:span text:style-name="T25">an</text:span> area of effect) - 2<text:span text:style-name="T21">nd</text:span> level – <text:span text:style-name="T25">10</text:span> ft</text:p>
      <text:p text:style-name="P53">You create a 5ft by 5ft crest of magic in a location within range. This location cannot intersect a wall or another creature. This crest manifests as a brittle wall of arcane material. It has a hardness equal to your spell casting modifier and a pool of hit points equal to 2d8+spell casting modifier. <text:span text:style-name="T25">The crest is considered to be affected by the area of effect if created in it. The crest automatically fails all saving throws of the triggering area of effect. If a creature or object that was affected by the triggering area of effect now has more than </text:span><text:soft-page-break/><text:span text:style-name="T25">1/2 of the arcane crest interposed between them and the origin of the area of effect, they reduce the damage taken by the number of hit points the crest lost. If this reduces the amount of damage taken to 0, that creature or object are no longer considered to be affected by the </text:span><text:span text:style-name="T26">area of effect</text:span><text:span text:style-name="T25"> for the purposes of any additional </text:span><text:span text:style-name="T26">effects, this damage mitigation is handled as the primary effect of any area of effect before other effects unless specific mention otherwise. </text:span><text:span text:style-name="T27">Area of effects that do not do damage initially are not affected by this spell</text:span><text:span text:style-name="T26">. The Crest disappears at the start of your next turn. At higher levels you can increase the hit points of the crest by 2d8 for every level above 2</text:span><text:span text:style-name="T28">nd</text:span><text:span text:style-name="T26">. </text:span></text:p>
      <text:p text:style-name="P53"/>
      <text:p text:style-name="P53"/>
      <text:p text:style-name="P54">Aldroc’s Defence for Fireball</text:p>
      <text:p text:style-name="P55">V,S,M – Abjuration – Cerrik – 1 action – 10 minutes – concentration - 2<text:span text:style-name="T21">th</text:span> level – 30ft</text:p>
      <text:p text:style-name="P55">Any fireball spell centred within the range of this spell automatically has its range reduced to a 5ft sphere and its damage halved.</text:p>
      <text:p text:style-name="P56">Aldroc’s Defence for Lightning Bolt</text:p>
      <text:p text:style-name="P43">Crystal Volley</text:p>
      <text:p text:style-name="P43">Crystal Bombard</text:p>
      <text:p text:style-name="P57">- sword spel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14T11:51:14.079228100</dc:date>
    <meta:editing-duration>P3DT15H57S</meta:editing-duration>
    <meta:editing-cycles>5</meta:editing-cycles>
    <meta:generator>LibreOffice/25.2.6.2$Windows_X86_64 LibreOffice_project/729c5bfe710f5eb71ed3bbde9e06a6065e9c6c5d</meta:generator>
    <meta:document-statistic meta:table-count="0" meta:image-count="0" meta:object-count="0" meta:page-count="6" meta:paragraph-count="85" meta:word-count="1642" meta:character-count="9154" meta:non-whitespace-character-count="7556"/>
  </office:meta>
</office:document-meta>
</file>